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D0000000EEEB13E19522E8C3D9.png" manifest:media-type="image/png"/>
  <manifest:file-entry manifest:full-path="Pictures/10000000000004C8000000F2F4F297DA54F0AC94.png" manifest:media-type="image/png"/>
  <manifest:file-entry manifest:full-path="Pictures/10000000000004CD000000E1CF3942DA9C8A0899.png" manifest:media-type="image/png"/>
  <manifest:file-entry manifest:full-path="Pictures/10000000000004E1000000E0476721268FF4B433.png" manifest:media-type="image/png"/>
  <manifest:file-entry manifest:full-path="Pictures/10000000000004F6000000C43476EFE1244BDAAD.png" manifest:media-type="image/png"/>
  <manifest:file-entry manifest:full-path="Pictures/10000000000000F10000002866946638BFC212BB.png" manifest:media-type="image/png"/>
  <manifest:file-entry manifest:full-path="Pictures/10000000000001A400000029ABFDA7A536680D78.png" manifest:media-type="image/png"/>
  <manifest:file-entry manifest:full-path="Pictures/10000000000004F4000000BDCA740E75A57BBBCE.png" manifest:media-type="image/png"/>
  <manifest:file-entry manifest:full-path="Pictures/10000000000004CB000000C0FCCDEF8001117D4E.png" manifest:media-type="image/png"/>
  <manifest:file-entry manifest:full-path="Pictures/10000000000004AC000000BF889EF1537E08EAE2.png" manifest:media-type="image/png"/>
  <manifest:file-entry manifest:full-path="Pictures/10000000000004200000009CC3EAF4C6EE7F559D.png" manifest:media-type="image/png"/>
  <manifest:file-entry manifest:full-path="Pictures/10000000000004ED000000DA1773F8B546AD0FC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19b1" officeooo:paragraph-rsid="001519b1"/>
    </style:style>
    <style:style style:name="P2" style:family="paragraph" style:parent-style-name="Standard">
      <style:text-properties officeooo:rsid="0015b90b" officeooo:paragraph-rsid="0015b90b"/>
    </style:style>
    <style:style style:name="P3" style:family="paragraph" style:parent-style-name="Standard">
      <style:text-properties officeooo:rsid="001742e3" officeooo:paragraph-rsid="001742e3"/>
    </style:style>
    <style:style style:name="P4" style:family="paragraph" style:parent-style-name="Standard">
      <style:text-properties officeooo:rsid="0017fc06" officeooo:paragraph-rsid="0017fc06"/>
    </style:style>
    <style:style style:name="P5" style:family="paragraph" style:parent-style-name="Standard">
      <style:text-properties officeooo:rsid="001956c2" officeooo:paragraph-rsid="001956c2"/>
    </style:style>
    <style:style style:name="P6" style:family="paragraph" style:parent-style-name="Standard">
      <style:text-properties officeooo:rsid="001b3f4b" officeooo:paragraph-rsid="001b3f4b"/>
    </style:style>
    <style:style style:name="P7" style:family="paragraph" style:parent-style-name="Standard">
      <style:text-properties officeooo:rsid="001c1a7a" officeooo:paragraph-rsid="001c1a7a"/>
    </style:style>
    <style:style style:name="P8" style:family="paragraph" style:parent-style-name="Standard">
      <style:text-properties officeooo:rsid="001c8966" officeooo:paragraph-rsid="001c89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0646in" svg:y="0.3543in" svg:width="7.1319in" svg:height="1.1827in" draw:z-index="0"><draw:image xlink:href="Pictures/10000000000000F10000002866946638BFC212BB.png" xlink:type="simple" xlink:show="embed" xlink:actuate="onLoad"/></draw:frame>1)</text:p>
      <text:p text:style-name="P1"/>
      <text:p text:style-name="P1"/>
      <text:p text:style-name="P1"><draw:frame draw:style-name="fr1" draw:name="Image2" text:anchor-type="paragraph" svg:x="-0.5189in" svg:y="0.4264in" svg:width="7.9992in" svg:height="0.7807in" draw:z-index="1"><draw:image xlink:href="Pictures/10000000000001A400000029ABFDA7A536680D78.png" xlink:type="simple" xlink:show="embed" xlink:actuate="onLoad"/></draw:frame>2)</text:p>
      <text:p text:style-name="P1"/>
      <text:p text:style-name="P1"/>
      <text:p text:style-name="P1"/>
      <text:p text:style-name="P1"><draw:frame draw:style-name="fr1" draw:name="Image3" text:anchor-type="paragraph" svg:x="-0.7925in" svg:y="0.448in" svg:width="8.2681in" svg:height="1.2756in" draw:z-index="2"><draw:image xlink:href="Pictures/10000000000004F6000000C43476EFE1244BDAAD.png" xlink:type="simple" xlink:show="embed" xlink:actuate="onLoad"/></draw:frame>3)</text:p>
      <text:p text:style-name="P1"/>
      <text:p text:style-name="P1"/>
      <text:p text:style-name="P1"/>
      <text:p text:style-name="P1"><draw:frame draw:style-name="fr1" draw:name="Image4" text:anchor-type="paragraph" svg:x="-0.8957in" svg:y="0.3957in" svg:width="8.2681in" svg:height="1.5134in" draw:z-index="3"><draw:image xlink:href="Pictures/10000000000004CD000000E1CF3942DA9C8A0899.png" xlink:type="simple" xlink:show="embed" xlink:actuate="onLoad"/></draw:frame>4)</text:p>
      <text:p text:style-name="P1"/>
      <text:p text:style-name="P1"/>
      <text:p text:style-name="P1"/>
      <text:p text:style-name="P2">5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5" text:anchor-type="paragraph" svg:x="-0.8437in" svg:y="0.3173in" svg:width="8.2681in" svg:height="1.2937in" draw:z-index="4"><draw:image xlink:href="Pictures/10000000000004CB000000C0FCCDEF8001117D4E.png" xlink:type="simple" xlink:show="embed" xlink:actuate="onLoad"/></draw:frame><text:soft-page-break/>6)</text:p>
      <text:p text:style-name="P2"/>
      <text:p text:style-name="P2"/>
      <text:p text:style-name="P3"><draw:frame draw:style-name="fr1" draw:name="Image6" text:anchor-type="paragraph" svg:x="-0.7917in" svg:y="0.3957in" svg:width="8.2681in" svg:height="1.4819in" draw:z-index="5"><draw:image xlink:href="Pictures/10000000000004E1000000E0476721268FF4B433.png" xlink:type="simple" xlink:show="embed" xlink:actuate="onLoad"/></draw:frame>7)</text:p>
      <text:p text:style-name="P3"/>
      <text:p text:style-name="P3"/>
      <text:p text:style-name="P3"><draw:frame draw:style-name="fr1" draw:name="Image7" text:anchor-type="paragraph" svg:x="-0.8854in" svg:y="0.3335in" svg:width="8.2681in" svg:height="1.2319in" draw:z-index="6"><draw:image xlink:href="Pictures/10000000000004F4000000BDCA740E75A57BBBCE.png" xlink:type="simple" xlink:show="embed" xlink:actuate="onLoad"/></draw:frame>8)</text:p>
      <text:p text:style-name="P3"/>
      <text:p text:style-name="P3"/>
      <text:p text:style-name="P4"><draw:frame draw:style-name="fr1" draw:name="Image8" text:anchor-type="paragraph" svg:x="-0.8335in" svg:y="0.4535in" svg:width="8.2681in" svg:height="1.3201in" draw:z-index="7"><draw:image xlink:href="Pictures/10000000000004AC000000BF889EF1537E08EAE2.png" xlink:type="simple" xlink:show="embed" xlink:actuate="onLoad"/></draw:frame>9)</text:p>
      <text:p text:style-name="P4"/>
      <text:p text:style-name="P4"/>
      <text:p text:style-name="P4"/>
      <text:p text:style-name="P5"><draw:frame draw:style-name="fr1" draw:name="Image9" text:anchor-type="paragraph" svg:x="-0.8126in" svg:y="0.3126in" svg:width="8.2681in" svg:height="1.2209in" draw:z-index="8"><draw:image xlink:href="Pictures/10000000000004200000009CC3EAF4C6EE7F559D.png" xlink:type="simple" xlink:show="embed" xlink:actuate="onLoad"/></draw:frame>10)</text:p>
      <text:p text:style-name="P5"/>
      <text:p text:style-name="P5"/>
      <text:p text:style-name="P6"><draw:frame draw:style-name="fr1" draw:name="Image10" text:anchor-type="paragraph" svg:x="-0.8335in" svg:y="0.2398in" svg:width="8.2681in" svg:height="1.4291in" draw:z-index="9"><draw:image xlink:href="Pictures/10000000000004ED000000DA1773F8B546AD0FC9.png" xlink:type="simple" xlink:show="embed" xlink:actuate="onLoad"/></draw:frame><text:soft-page-break/>11)</text:p>
      <text:p text:style-name="P6"/>
      <text:p text:style-name="P7"><draw:frame draw:style-name="fr1" draw:name="Image11" text:anchor-type="paragraph" svg:x="-0.802in" svg:y="0.4272in" svg:width="8.2681in" svg:height="1.6339in" draw:z-index="10"><draw:image xlink:href="Pictures/10000000000004C8000000F2F4F297DA54F0AC94.png" xlink:type="simple" xlink:show="embed" xlink:actuate="onLoad"/></draw:frame>12)</text:p>
      <text:p text:style-name="P7"/>
      <text:p text:style-name="P7"/>
      <text:p text:style-name="P7"/>
      <text:p text:style-name="P8"><draw:frame draw:style-name="fr1" draw:name="Image12" text:anchor-type="paragraph" svg:x="-0.7874in" svg:y="0.3646in" svg:width="8.2681in" svg:height="1.5965in" draw:z-index="11"><draw:image xlink:href="Pictures/10000000000004D0000000EEEB13E19522E8C3D9.png" xlink:type="simple" xlink:show="embed" xlink:actuate="onLoad"/></draw:frame>1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4:38:18.919333036</meta:creation-date>
    <dc:date>2017-05-25T16:31:23.121640954</dc:date>
    <meta:editing-duration>PT42M51S</meta:editing-duration>
    <meta:editing-cycles>9</meta:editing-cycles>
    <meta:generator>LibreOffice/5.1.6.2$Linux_X86_64 LibreOffice_project/10m0$Build-2</meta:generator>
    <meta:document-statistic meta:table-count="0" meta:image-count="12" meta:object-count="0" meta:page-count="3" meta:paragraph-count="13" meta:word-count="13" meta:character-count="30" meta:non-whitespace-character-count="30"/>
  </office:meta>
</office:document-meta>
</file>